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0c3c" officeooo:paragraph-rsid="001f0c3c"/>
    </style:style>
    <style:style style:name="P2" style:family="paragraph" style:parent-style-name="Standard">
      <style:text-properties style:text-underline-style="solid" style:text-underline-width="auto" style:text-underline-color="font-color" officeooo:rsid="001f0c3c" officeooo:paragraph-rsid="001f0c3c"/>
    </style:style>
    <style:style style:name="P3" style:family="paragraph" style:parent-style-name="Standard">
      <style:text-properties style:text-underline-style="solid" style:text-underline-width="auto" style:text-underline-color="font-color" officeooo:rsid="0020d701" officeooo:paragraph-rsid="0022746f"/>
    </style:style>
    <style:style style:name="P4" style:family="paragraph" style:parent-style-name="Standard">
      <style:text-properties style:text-underline-style="solid" style:text-underline-width="auto" style:text-underline-color="font-color" officeooo:rsid="0020d701" officeooo:paragraph-rsid="0023b754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3b754" officeooo:paragraph-rsid="0023b754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76288" officeooo:paragraph-rsid="00276288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7cb66" officeooo:paragraph-rsid="0027cb66" style:font-weight-asian="normal" style:font-weight-complex="normal"/>
    </style:style>
    <style:style style:name="P8" style:family="paragraph" style:parent-style-name="Standard">
      <style:text-properties style:text-underline-style="none" officeooo:rsid="001f0c3c" officeooo:paragraph-rsid="001f0c3c"/>
    </style:style>
    <style:style style:name="P9" style:family="paragraph" style:parent-style-name="Standard">
      <style:text-properties style:text-underline-style="none" officeooo:rsid="0020d701" officeooo:paragraph-rsid="0020d701"/>
    </style:style>
    <style:style style:name="P10" style:family="paragraph" style:parent-style-name="Standard">
      <style:text-properties style:text-underline-style="none" fo:font-weight="bold" officeooo:rsid="0022746f" officeooo:paragraph-rsid="0022746f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22bb4b" officeooo:paragraph-rsid="0022bb4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76288" officeooo:paragraph-rsid="0027628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3b754" officeooo:paragraph-rsid="0023b75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7cb66" officeooo:paragraph-rsid="0027cb6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912c5" officeooo:paragraph-rsid="002912c5" style:font-weight-asian="normal" style:font-weight-complex="normal"/>
    </style:style>
    <style:style style:name="P16" style:family="paragraph" style:parent-style-name="Standard">
      <style:text-properties officeooo:paragraph-rsid="0022746f"/>
    </style:style>
    <style:style style:name="P17" style:family="paragraph" style:parent-style-name="Standard">
      <style:text-properties style:text-position="0% 100%" style:text-underline-style="none" fo:font-weight="normal" officeooo:rsid="002912c5" officeooo:paragraph-rsid="002912c5" style:font-weight-asian="normal" style:font-weight-complex="normal"/>
    </style:style>
    <style:style style:name="P18" style:family="paragraph" style:parent-style-name="Standard">
      <style:text-properties style:text-position="0% 100%" style:text-underline-style="none" fo:font-weight="normal" officeooo:rsid="0029a68f" officeooo:paragraph-rsid="0029a68f" style:font-weight-asian="normal" style:font-weight-complex="normal"/>
    </style:style>
    <style:style style:name="P19" style:family="paragraph" style:parent-style-name="Standard">
      <style:text-properties style:text-position="0% 100%" style:text-underline-style="none" fo:font-weight="normal" officeooo:rsid="002b8314" officeooo:paragraph-rsid="002b8314" style:font-weight-asian="normal" style:font-weight-complex="normal"/>
    </style:style>
    <style:style style:name="P20" style:family="paragraph" style:parent-style-name="Standard">
      <style:text-properties style:text-position="0% 100%" style:text-underline-style="none" fo:font-weight="normal" officeooo:rsid="002cfe98" officeooo:paragraph-rsid="002cfe98" style:font-weight-asian="normal" style:font-weight-complex="normal"/>
    </style:style>
    <style:style style:name="P21" style:family="paragraph" style:parent-style-name="Standard">
      <style:text-properties style:text-position="0% 100%" style:text-underline-style="none" fo:font-weight="normal" officeooo:rsid="002e4a46" officeooo:paragraph-rsid="002e4a46" style:font-weight-asian="normal" style:font-weight-complex="normal"/>
    </style:style>
    <style:style style:name="P22" style:family="paragraph" style:parent-style-name="Standard">
      <style:text-properties style:text-position="0% 100%" style:text-underline-style="none" fo:font-weight="normal" officeooo:rsid="002e4dba" officeooo:paragraph-rsid="002e4dba" style:font-weight-asian="normal" style:font-weight-complex="normal"/>
    </style:style>
    <style:style style:name="P23" style:family="paragraph" style:parent-style-name="Standard">
      <style:text-properties style:text-position="0% 100%" style:text-underline-style="none" fo:font-weight="normal" officeooo:rsid="002ed9c6" officeooo:paragraph-rsid="002ed9c6" style:font-weight-asian="normal" style:font-weight-complex="normal"/>
    </style:style>
    <style:style style:name="P24" style:family="paragraph" style:parent-style-name="Standard">
      <style:text-properties style:text-position="0% 100%" style:text-underline-style="none" fo:font-weight="normal" officeooo:rsid="00395cb1" officeooo:paragraph-rsid="00395cb1" style:font-weight-asian="normal" style:font-weight-complex="normal"/>
    </style:style>
    <style:style style:name="P25" style:family="paragraph" style:parent-style-name="Standard">
      <style:text-properties style:text-position="0% 100%" style:text-underline-style="none" fo:font-weight="normal" officeooo:rsid="003d5c55" officeooo:paragraph-rsid="003d5c55" style:font-weight-asian="normal" style:font-weight-complex="normal"/>
    </style:style>
    <style:style style:name="P26" style:family="paragraph" style:parent-style-name="Standard">
      <style:text-properties style:text-position="0% 100%" style:text-underline-style="none" fo:font-weight="normal" officeooo:rsid="003e770e" officeooo:paragraph-rsid="003e770e" style:font-weight-asian="normal" style:font-weight-complex="normal"/>
    </style:style>
    <style:style style:name="P27" style:family="paragraph" style:parent-style-name="Standard">
      <style:text-properties style:text-position="0% 100%" style:text-underline-style="none" fo:font-weight="normal" officeooo:rsid="003eb08d" officeooo:paragraph-rsid="003eb08d" style:font-weight-asian="normal" style:font-weight-complex="normal"/>
    </style:style>
    <style:style style:name="P28" style:family="paragraph" style:parent-style-name="Standard">
      <style:text-properties style:text-position="0% 100%" style:text-underline-style="solid" style:text-underline-width="auto" style:text-underline-color="font-color" fo:font-weight="normal" officeooo:rsid="002e4a46" officeooo:paragraph-rsid="002e4a46" style:font-weight-asian="normal" style:font-weight-complex="normal"/>
    </style:style>
    <style:style style:name="P29" style:family="paragraph" style:parent-style-name="Standard">
      <style:text-properties style:text-underline-style="none" officeooo:rsid="0020d701" officeooo:paragraph-rsid="0020d701"/>
    </style:style>
    <style:style style:name="P30" style:family="paragraph" style:parent-style-name="Standard">
      <style:text-properties style:text-underline-style="none" fo:font-weight="bold" officeooo:rsid="0029a68f" officeooo:paragraph-rsid="0029a68f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22bb4b" officeooo:paragraph-rsid="0022bb4b" style:font-weight-asian="bold" style:font-weight-complex="bold"/>
    </style:style>
    <style:style style:name="P32" style:family="paragraph" style:parent-style-name="Standard">
      <style:text-properties style:text-underline-style="none" fo:font-weight="normal" officeooo:rsid="0022bb4b" officeooo:paragraph-rsid="0022bb4b" style:font-weight-asian="normal" style:font-weight-complex="normal"/>
    </style:style>
    <style:style style:name="P33" style:family="paragraph" style:parent-style-name="Standard">
      <style:text-properties fo:color="#000000" style:text-position="0% 100%" style:text-underline-style="none" fo:font-weight="normal" officeooo:rsid="0041d05f" officeooo:paragraph-rsid="00438d66" style:font-weight-asian="normal" style:font-weight-complex="normal"/>
    </style:style>
    <style:style style:name="P34" style:family="paragraph" style:parent-style-name="Standard">
      <style:text-properties fo:color="#000000" style:text-position="0% 100%" style:text-underline-style="none" fo:font-weight="normal" officeooo:rsid="00438d66" officeooo:paragraph-rsid="00438d66" style:font-weight-asian="normal" style:font-weight-complex="normal"/>
    </style:style>
    <style:style style:name="P35" style:family="paragraph" style:parent-style-name="Standard">
      <style:text-properties fo:color="#ed1c24" style:text-position="0% 100%" style:text-underline-style="none" fo:font-weight="normal" officeooo:rsid="0041d05f" officeooo:paragraph-rsid="0041d05f" style:font-weight-asian="normal" style:font-weight-complex="normal"/>
    </style:style>
    <style:style style:name="P36" style:family="paragraph" style:parent-style-name="Standard">
      <style:text-properties fo:color="#62a73b" style:text-position="0% 100%" style:text-underline-style="none" fo:font-weight="normal" officeooo:rsid="0041d05f" officeooo:paragraph-rsid="0041d05f" style:font-weight-asian="normal" style:font-weight-complex="normal"/>
    </style:style>
    <style:style style:name="P37" style:family="paragraph">
      <style:paragraph-properties fo:text-align="center"/>
    </style:style>
    <style:style style:name="P38" style:family="paragraph">
      <loext:graphic-properties draw:fill-color="#ed1c24"/>
      <style:paragraph-properties fo:text-align="center"/>
    </style:style>
    <style:style style:name="P39" style:family="paragraph">
      <loext:graphic-properties draw:fill-color="#ed1c24"/>
      <style:paragraph-properties fo:text-align="center"/>
      <style:text-properties fo:font-size="12pt"/>
    </style:style>
    <style:style style:name="P40" style:family="paragraph">
      <loext:graphic-properties draw:fill-color="#fff200"/>
      <style:paragraph-properties fo:text-align="center"/>
    </style:style>
    <style:style style:name="P41" style:family="paragraph">
      <loext:graphic-properties draw:fill-color="#fff200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0d701"/>
    </style:style>
    <style:style style:name="T3" style:family="text">
      <style:text-properties style:text-underline-style="none" officeooo:rsid="0023b754"/>
    </style:style>
    <style:style style:name="T4" style:family="text">
      <style:text-properties style:text-underline-style="none" officeooo:rsid="00267954"/>
    </style:style>
    <style:style style:name="T5" style:family="text">
      <style:text-properties style:text-underline-style="none" officeooo:rsid="0027cb66"/>
    </style:style>
    <style:style style:name="T6" style:family="text">
      <style:text-properties officeooo:rsid="0022746f"/>
    </style:style>
    <style:style style:name="T7" style:family="text">
      <style:text-properties officeooo:rsid="0023b754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text-underline-style="none" officeooo:rsid="00267954"/>
    </style:style>
    <style:style style:name="T10" style:family="text">
      <style:text-properties style:text-position="0% 100%"/>
    </style:style>
    <style:style style:name="T11" style:family="text">
      <style:text-properties style:text-position="0% 100%" style:text-underline-style="none" officeooo:rsid="00267954"/>
    </style:style>
    <style:style style:name="T12" style:family="text">
      <style:text-properties officeooo:rsid="002912c5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4.25pt"/>
    </style:style>
    <style:style style:name="T15" style:family="text">
      <style:text-properties officeooo:rsid="002cfe98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438d66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ce181e"/>
    </style:style>
    <style:style style:name="T20" style:family="text">
      <style:text-properties fo:color="#00599d"/>
    </style:style>
    <style:style style:name="T21" style:family="text">
      <style:text-properties fo:color="#00599d" style:text-position="super 58%"/>
    </style:style>
    <style:style style:name="T22" style:family="text">
      <style:text-properties fo:color="#fff200"/>
    </style:style>
    <style:style style:name="T23" style:family="text">
      <style:text-properties fo:color="#62a73b"/>
    </style:style>
    <style:style style:name="T24" style:family="text">
      <style:text-properties fo:color="#d4711a"/>
    </style:style>
    <style:style style:name="T25" style:family="text">
      <style:text-properties fo:color="#ed1c24"/>
    </style:style>
    <style:style style:name="T26" style:family="text">
      <style:text-properties officeooo:rsid="00438d66"/>
    </style:style>
    <style:style style:name="T27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021cm" fo:min-width="1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23cm" fo:min-width="11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d1c24" draw:textarea-horizontal-align="justify" draw:textarea-vertical-align="middle" draw:auto-grow-height="false" fo:min-height="1.323cm" fo:min-width="4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078cm" fo:min-width="11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d1c24" draw:textarea-horizontal-align="justify" draw:textarea-vertical-align="middle" draw:auto-grow-height="false" fo:min-height="1.06cm" fo:min-width="4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200" draw:textarea-horizontal-align="justify" draw:textarea-vertical-align="middle" draw:auto-grow-height="false" fo:min-height="1.042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021cm" fo:min-width="11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d1c24" draw:textarea-horizontal-align="justify" draw:textarea-vertical-align="middle" draw:auto-grow-height="false" fo:min-height="1.06cm" fo:min-width="4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200" draw:textarea-horizontal-align="justify" draw:textarea-vertical-align="middle" draw:auto-grow-height="false" fo:min-height="1.042cm" fo:min-width="2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200" draw:textarea-horizontal-align="justify" draw:textarea-vertical-align="middle" draw:auto-grow-height="false" fo:min-height="1.042cm" fo:min-width="2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200" draw:textarea-horizontal-align="justify" draw:textarea-vertical-align="middle" draw:auto-grow-height="false" fo:min-height="1.042cm" fo:min-width="1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200" draw:textarea-horizontal-align="justify" draw:textarea-vertical-align="middle" draw:auto-grow-height="false" fo:min-height="1.044cm" fo:min-width="3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200" draw:textarea-horizontal-align="justify" draw:textarea-vertical-align="middle" draw:auto-grow-height="false" fo:min-height="1.042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200" draw:textarea-horizontal-align="justify" draw:textarea-vertical-align="middle" draw:auto-grow-height="false" fo:min-height="1.042cm" fo:min-width="5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5 </text:p>
      <text:p text:style-name="P1"/>
      <text:p text:style-name="P2">Ex1:</text:p>
      <text:p text:style-name="P8">1/</text:p>
      <text:p text:style-name="P8">0011 → 3</text:p>
      <text:p text:style-name="P8">1101 → D</text:p>
      <text:p text:style-name="P8">1100 1110 0011 → CE3</text:p>
      <text:p text:style-name="P8">1011 00011 → 163 </text:p>
      <text:p text:style-name="P8">1010 → A</text:p>
      <text:p text:style-name="P8">1111 0101 1010 0010 0000 → F5A20</text:p>
      <text:p text:style-name="P8">0001 1001 0010 0001 → 1921</text:p>
      <text:p text:style-name="P8"/>
      <text:p text:style-name="P8">2/ </text:p>
      <text:p text:style-name="P9">16 bits → 2<text:span text:style-name="T6">^16</text:span> octets →<text:span text:style-name="T7"> 64ko</text:span></text:p>
      <text:p text:style-name="P9">32 bits → <text:span text:style-name="T6">2^32</text:span> octets →<text:span text:style-name="T7"> 4Go</text:span></text:p>
      <text:p text:style-name="P8"/>
      <text:p text:style-name="P2">Ex2</text:p>
      <text:p text:style-name="P10">I/ </text:p>
      <text:p text:style-name="P16"><text:span text:style-name="T2">1/ 16 </text:span><text:span text:style-name="T3">bits</text:span></text:p>
      <text:p text:style-name="P3"><text:span text:style-name="T1">2/ 16 </text:span><text:span text:style-name="T3">bits</text:span></text:p>
      <text:p text:style-name="P4"><text:span text:style-name="T1">3/ </text:span><text:span text:style-name="T4">256*64ko = </text:span><text:span text:style-name="T11">2</text:span><text:span text:style-name="T9">8</text:span><text:span text:style-name="T11">*2</text:span><text:span text:style-name="T9">16 = </text:span><text:span text:style-name="T11">2</text:span><text:span text:style-name="T9">24</text:span><text:span text:style-name="T11">octets = 16 Mo</text:span></text:p>
      <text:p text:style-name="P9"/>
      <text:p text:style-name="P30">II/</text:p>
      <text:p text:style-name="P9"/>
      <text:p text:style-name="P11"><draw:custom-shape text:anchor-type="paragraph" draw:z-index="1" draw:name="Shape1" draw:style-name="gr2" svg:width="11.699cm" svg:height="1.324cm" svg:x="2.203cm" svg:y="0.018cm"><text:p/><draw:enhanced-geometry svg:viewBox="0 0 21600 21600" draw:type="rectangle" draw:enhanced-path="M 0 0 L 21600 0 21600 21600 0 21600 0 0 Z N"/></draw:custom-shape><draw:custom-shape text:anchor-type="paragraph" draw:z-index="2" draw:name="Shape2" draw:style-name="gr3" draw:text-style-name="P38" svg:width="4.215cm" svg:height="1.324cm" svg:x="2.203cm" svg:y="0.018cm"><text:p text:style-name="P37">P1</text:p><draw:enhanced-geometry svg:viewBox="0 0 21600 21600" draw:type="rectangle" draw:enhanced-path="M 0 0 L 21600 0 21600 21600 0 21600 0 0 Z N"/></draw:custom-shape><draw:custom-shape text:anchor-type="paragraph" draw:z-index="4" draw:name="Shape2" draw:style-name="gr5" draw:text-style-name="P39" svg:width="4.215cm" svg:height="1.061cm" svg:x="2.203cm" svg:y="1.852cm"><text:p text:style-name="P37"><text:span text:style-name="T27">P1</text:span></text:p><draw:enhanced-geometry svg:viewBox="0 0 21600 21600" draw:type="rectangle" draw:enhanced-path="M 0 0 L 21600 0 21600 21600 0 21600 0 0 Z N"/></draw:custom-shape><draw:custom-shape text:anchor-type="paragraph" draw:z-index="5" draw:name="Shape2" draw:style-name="gr6" draw:text-style-name="P40" svg:width="2.25cm" svg:height="1.043cm" svg:x="6.417cm" svg:y="1.852cm"><text:p text:style-name="P37">P2</text:p><draw:enhanced-geometry svg:viewBox="0 0 21600 21600" draw:type="rectangle" draw:enhanced-path="M 0 0 L 21600 0 21600 21600 0 21600 0 0 Z N"/></draw:custom-shape><draw:custom-shape text:anchor-type="paragraph" draw:z-index="7" draw:name="Shape2" draw:style-name="gr8" draw:text-style-name="P39" svg:width="4.178cm" svg:height="1.061cm" svg:x="2.203cm" svg:y="3.852cm"><text:p text:style-name="P37"><text:span text:style-name="T27">P1</text:span></text:p><draw:enhanced-geometry svg:viewBox="0 0 21600 21600" draw:type="rectangle" draw:enhanced-path="M 0 0 L 21600 0 21600 21600 0 21600 0 0 Z N"/></draw:custom-shape><draw:custom-shape text:anchor-type="paragraph" draw:z-index="9" draw:name="Shape2" draw:style-name="gr6" draw:text-style-name="P40" svg:width="2.25cm" svg:height="1.043cm" svg:x="6.364cm" svg:y="3.87cm"><text:p text:style-name="P37">P2</text:p><draw:enhanced-geometry svg:viewBox="0 0 21600 21600" draw:type="rectangle" draw:enhanced-path="M 0 0 L 21600 0 21600 21600 0 21600 0 0 Z N"/></draw:custom-shape></text:p>
      <text:p text:style-name="P12">t=0</text:p>
      <text:p text:style-name="P11"/>
      <text:p text:style-name="P31"><draw:custom-shape text:anchor-type="paragraph" draw:z-index="3" draw:name="Shape1" draw:style-name="gr4" svg:width="11.718cm" svg:height="1.079cm" svg:x="2.184cm" svg:y="0.393cm"><text:p/><draw:enhanced-geometry svg:viewBox="0 0 21600 21600" draw:type="rectangle" draw:enhanced-path="M 0 0 L 21600 0 21600 21600 0 21600 0 0 Z N"/></draw:custom-shape><draw:custom-shape text:anchor-type="paragraph" draw:z-index="8" draw:name="Shape2" draw:style-name="gr9" draw:text-style-name="P40" svg:width="2.721cm" svg:height="1.043cm" svg:x="8.666cm" svg:y="0.392cm"><text:p text:style-name="P37">P3</text:p><draw:enhanced-geometry svg:viewBox="0 0 21600 21600" draw:type="rectangle" draw:enhanced-path="M 0 0 L 21600 0 21600 21600 0 21600 0 0 Z N"/></draw:custom-shape><draw:custom-shape text:anchor-type="paragraph" draw:z-index="23" draw:name="Shape2" draw:style-name="gr9" draw:text-style-name="P40" svg:width="2.721cm" svg:height="1.043cm" svg:x="8.666cm" svg:y="2.392cm"><text:p text:style-name="P37">P3</text:p><draw:enhanced-geometry svg:viewBox="0 0 21600 21600" draw:type="rectangle" draw:enhanced-path="M 0 0 L 21600 0 21600 21600 0 21600 0 0 Z N"/></draw:custom-shape></text:p>
      <text:p text:style-name="P12">t=2</text:p>
      <text:p text:style-name="P11"/>
      <text:p text:style-name="P11"/>
      <text:p text:style-name="P11"><draw:custom-shape text:anchor-type="paragraph" draw:z-index="11" draw:name="Shape2" draw:style-name="gr8" draw:text-style-name="P39" svg:width="4.178cm" svg:height="1.061cm" svg:x="2.203cm" svg:y="2.852cm"><text:p text:style-name="P37"><text:span text:style-name="T27">P1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7" svg:width="11.699cm" svg:height="1.022cm" svg:x="2.203cm" svg:y="0.445cm"><text:p/><draw:enhanced-geometry svg:viewBox="0 0 21600 21600" draw:type="rectangle" draw:enhanced-path="M 0 0 L 21600 0 21600 21600 0 21600 0 0 Z N"/></draw:custom-shape></text:p>
      <text:p text:style-name="P6"><text:span text:style-name="T1">t=4 <text:s/></text:span><text:span text:style-name="T5">P4 n’ a</text:span></text:p>
      <text:p text:style-name="P7"><text:span text:style-name="T5">p</text:span><text:span text:style-name="T1">as la place</text:span></text:p>
      <text:p text:style-name="P11"/>
      <text:p text:style-name="P11"/>
      <text:p text:style-name="P11"><draw:custom-shape text:anchor-type="paragraph" draw:z-index="10" draw:name="Shape1" draw:style-name="gr1" svg:width="11.679cm" svg:height="1.022cm" svg:x="2.184cm" svg:y="0.42cm"><text:p/><draw:enhanced-geometry svg:viewBox="0 0 21600 21600" draw:type="rectangle" draw:enhanced-path="M 0 0 L 21600 0 21600 21600 0 21600 0 0 Z N"/></draw:custom-shape><draw:custom-shape text:anchor-type="paragraph" draw:z-index="12" draw:name="Shape1" draw:style-name="gr1" svg:width="11.679cm" svg:height="1.022cm" svg:x="2.184cm" svg:y="2.42cm"><text:p/><draw:enhanced-geometry svg:viewBox="0 0 21600 21600" draw:type="rectangle" draw:enhanced-path="M 0 0 L 21600 0 21600 21600 0 21600 0 0 Z N"/></draw:custom-shape><draw:custom-shape text:anchor-type="paragraph" draw:z-index="18" draw:name="Shape2" draw:style-name="gr10" draw:text-style-name="P40" svg:width="2.737cm" svg:height="1.043cm" svg:x="8.689cm" svg:y="0.42cm"><text:p text:style-name="P37">P3</text:p><draw:enhanced-geometry svg:viewBox="0 0 21600 21600" draw:type="rectangle" draw:enhanced-path="M 0 0 L 21600 0 21600 21600 0 21600 0 0 Z N"/></draw:custom-shape></text:p>
      <text:p text:style-name="P12">t=6</text:p>
      <text:p text:style-name="P11"/>
      <text:p text:style-name="P11"><draw:custom-shape text:anchor-type="paragraph" draw:z-index="13" draw:name="Shape2" draw:style-name="gr8" draw:text-style-name="P39" svg:width="4.178cm" svg:height="1.061cm" svg:x="2.184cm" svg:y="0.921cm"><text:p text:style-name="P37"><text:span text:style-name="T27">P1</text:span></text:p><draw:enhanced-geometry svg:viewBox="0 0 21600 21600" draw:type="rectangle" draw:enhanced-path="M 0 0 L 21600 0 21600 21600 0 21600 0 0 Z N"/></draw:custom-shape><draw:custom-shape text:anchor-type="paragraph" draw:z-index="14" draw:name="Shape2" draw:style-name="gr10" draw:text-style-name="P40" svg:width="2.737cm" svg:height="1.043cm" svg:x="8.613cm" svg:y="0.938cm"><text:p text:style-name="P37">P3</text:p><draw:enhanced-geometry svg:viewBox="0 0 21600 21600" draw:type="rectangle" draw:enhanced-path="M 0 0 L 21600 0 21600 21600 0 21600 0 0 Z N"/></draw:custom-shape></text:p>
      <text:p text:style-name="P11"><draw:custom-shape text:anchor-type="paragraph" draw:z-index="16" draw:name="Shape2" draw:style-name="gr11" draw:text-style-name="P40" svg:width="1.551cm" svg:height="1.043cm" svg:x="6.361cm" svg:y="0.434cm"><text:p text:style-name="P37">P5</text:p><draw:enhanced-geometry svg:viewBox="0 0 21600 21600" draw:type="rectangle" draw:enhanced-path="M 0 0 L 21600 0 21600 21600 0 21600 0 0 Z N"/></draw:custom-shape></text:p>
      <text:p text:style-name="P12">t=8</text:p>
      <text:p text:style-name="P11"/>
      <text:p text:style-name="P11"><draw:custom-shape text:anchor-type="paragraph" draw:z-index="20" draw:name="Shape1" draw:style-name="gr1" svg:width="11.679cm" svg:height="1.022cm" svg:x="2.184cm" svg:y="2.461cm"><text:p/><draw:enhanced-geometry svg:viewBox="0 0 21600 21600" draw:type="rectangle" draw:enhanced-path="M 0 0 L 21600 0 21600 21600 0 21600 0 0 Z N"/></draw:custom-shape><draw:custom-shape text:anchor-type="paragraph" draw:z-index="21" draw:name="Shape2" draw:style-name="gr13" draw:text-style-name="P40" svg:width="3.573cm" svg:height="1.043cm" svg:x="2.184cm" svg:y="2.461cm"><text:p text:style-name="P37">P4</text:p><draw:enhanced-geometry svg:viewBox="0 0 21600 21600" draw:type="rectangle" draw:enhanced-path="M 0 0 L 21600 0 21600 21600 0 21600 0 0 Z N"/></draw:custom-shape><text:s/></text:p>
      <text:p text:style-name="P11"><draw:custom-shape text:anchor-type="paragraph" draw:z-index="0" draw:name="Shape1" draw:style-name="gr1" svg:width="11.679cm" svg:height="1.022cm" svg:x="2.184cm" svg:y="0.258cm"><text:p/><draw:enhanced-geometry svg:viewBox="0 0 21600 21600" draw:type="rectangle" draw:enhanced-path="M 0 0 L 21600 0 21600 21600 0 21600 0 0 Z N"/></draw:custom-shape><draw:custom-shape text:anchor-type="paragraph" draw:z-index="17" draw:name="Shape2" draw:style-name="gr12" draw:text-style-name="P41" svg:width="3.574cm" svg:height="1.045cm" svg:x="2.184cm" svg:y="0.258cm"><text:p text:style-name="P37"><text:span text:style-name="T27">P4</text:span></text:p><draw:enhanced-geometry svg:viewBox="0 0 21600 21600" draw:type="rectangle" draw:enhanced-path="M 0 0 L 21600 0 21600 21600 0 21600 0 0 Z N"/></draw:custom-shape><draw:custom-shape text:anchor-type="paragraph" draw:z-index="19" draw:name="Shape2" draw:style-name="gr11" draw:text-style-name="P40" svg:width="1.551cm" svg:height="1.043cm" svg:x="6.361cm" svg:y="0.258cm"><text:p text:style-name="P37">P5</text:p><draw:enhanced-geometry svg:viewBox="0 0 21600 21600" draw:type="rectangle" draw:enhanced-path="M 0 0 L 21600 0 21600 21600 0 21600 0 0 Z N"/></draw:custom-shape><draw:custom-shape text:anchor-type="paragraph" draw:z-index="15" draw:name="Shape2" draw:style-name="gr10" draw:text-style-name="P40" svg:width="2.737cm" svg:height="1.043cm" svg:x="8.613cm" svg:y="0.258cm"><text:p text:style-name="P37">P3</text:p><draw:enhanced-geometry svg:viewBox="0 0 21600 21600" draw:type="rectangle" draw:enhanced-path="M 0 0 L 21600 0 21600 21600 0 21600 0 0 Z N"/></draw:custom-shape></text:p>
      <text:p text:style-name="P12">t=10</text:p>
      <text:p text:style-name="P13"/>
      <text:p text:style-name="P13"/>
      <text:p text:style-name="P13"><draw:custom-shape text:anchor-type="paragraph" draw:z-index="22" draw:name="Shape2" draw:style-name="gr14" draw:text-style-name="P40" svg:width="5.25cm" svg:height="1.043cm" svg:x="5.756cm" svg:y="0.005cm"><text:p text:style-name="P37">P6</text:p><draw:enhanced-geometry svg:viewBox="0 0 21600 21600" draw:type="rectangle" draw:enhanced-path="M 0 0 L 21600 0 21600 21600 0 21600 0 0 Z N"/></draw:custom-shape></text:p>
      <text:p text:style-name="P12">t=14</text:p>
      <text:p text:style-name="P13"/>
      <text:p text:style-name="P13">2/temps total: P4 arrive a 10 et dure 12 donc 22</text:p>
      <text:p text:style-name="P13"><text:soft-page-break/></text:p>
      <text:p text:style-name="P13"/>
      <text:p text:style-name="P13">3/</text:p>
      <text:p text:style-name="P13">t=8 : <text:span text:style-name="T12">7.7%</text:span></text:p>
      <text:p text:style-name="P13">t=10: <text:span text:style-name="T12">16.7%</text:span></text:p>
      <text:p text:style-name="P13">t=12 : <text:span text:style-name="T12">16,7%</text:span></text:p>
      <text:p text:style-name="P13"/>
      <text:p text:style-name="P13">4/</text:p>
      <text:p text:style-name="P13">oui</text:p>
      <text:p text:style-name="P13">5/</text:p>
      <text:p text:style-name="P14"/>
      <text:p text:style-name="P13"/>
      <text:p text:style-name="P5">Ex3:</text:p>
      <text:p text:style-name="P13">1/</text:p>
      <text:p text:style-name="P15">32 bits → 2<text:span text:style-name="T8">32</text:span><text:span text:style-name="T10">octets = 4Go </text:span></text:p>
      <text:p text:style-name="P17">2/</text:p>
      <text:p text:style-name="P17">4Go → 32bits</text:p>
      <text:p text:style-name="P17"/>
      <text:p text:style-name="P22">8/</text:p>
      <text:p text:style-name="P22">15 bits → 2 octets</text:p>
      <text:p text:style-name="P22">taille de numero de page → 2<text:span text:style-name="T8">16</text:span> lignes de 2octets</text:p>
      <text:p text:style-name="P22">→ 2<text:span text:style-name="T8">16</text:span>*2 = 2<text:span text:style-name="T8">17</text:span>o = 2<text:span text:style-name="T8">7</text:span>Kio = 128Kio</text:p>
      <text:p text:style-name="P17"/>
      <text:p text:style-name="P18">9/</text:p>
      <text:p text:style-name="P18"><text:span text:style-name="T13">0003 0B72 →</text:span><text:span text:style-name="T14"> </text:span>083 0872</text:p>
      <text:p text:style-name="P18">0006 0D81 → 0F0 0D81</text:p>
      <text:p text:style-name="P18">10/</text:p>
      <text:p text:style-name="P18">2A0 DE37 → n’appartient pas au processus a priori mais pas assez d’infos pour etre sur, 2A0 pourrait apparaitre plus loin dans la table avec un bit de validité à 1.</text:p>
      <text:p text:style-name="P18">11/</text:p>
      <text:p text:style-name="P19">0000 0037 →<text:span text:style-name="T15"> est valide car le n° de page (0000) est valide et le décalage (0037) est valide</text:span></text:p>
      <text:p text:style-name="P20">9000 3145 → n° de cadre non valide car 9000<text:span text:style-name="T16">(16)</text:span> → 1001 0000 0000 0000<text:span text:style-name="T16">(2)</text:span> soit un numéro de page sur 16 bits au lieu de 14.</text:p>
      <text:p text:style-name="P20"/>
      <text:p text:style-name="P28">Ex4:</text:p>
      <text:p text:style-name="P21">1/</text:p>
      <text:p text:style-name="P23">Chaque ligne à une adresse physique (adresse de la bonne table de pages) donc fait 32bits=4octets</text:p>
      <text:p text:style-name="P23">Il y a 2<text:span text:style-name="T8">n1 </text:span>lignes </text:p>
      <text:p text:style-name="P23">Taille du répertoire : 2<text:span text:style-name="T8">n1 </text:span>*4= 4Kio</text:p>
      <text:p text:style-name="P23"/>
      <text:p text:style-name="P24">2/</text:p>
      <text:p text:style-name="P24">Chaque ligne doit faire au moins (taille du n° de cadre +1) bits.</text:p>
      <text:p text:style-name="P25">C-a-d: taille de l’adresse physique – taille de décallage = 32 – 12 = 20 bits</text:p>
      <text:p text:style-name="P25">les lignes peuvent faire 1,2,4,8 octets</text:p>
      <text:p text:style-name="P26">2octets ne suffisent pas (chaque ligne fait donc <text:span text:style-name="T18">4octets</text:span>).</text:p>
      <text:p text:style-name="P27">Taille max d’une table de pages : 2<text:span text:style-name="T8">n2 </text:span>4o = 4*2<text:span text:style-name="T8">10 </text:span>= 4Kio</text:p>
      <text:p text:style-name="P25"/>
      <text:p text:style-name="P27">3/ <text:span text:style-name="T19">4Kio </text:span><text:s text:c="6"/>+ <text:s text:c="4"/><text:span text:style-name="T20">2</text:span><text:span text:style-name="T21">n1 </text:span><text:span text:style-name="T20">*4Kio</text:span> <text:s text:c="9"/>= un peu plus de 4Mio</text:p>
      <text:p text:style-name="P27"><text:s/><text:span text:style-name="T19">répertoire</text:span> <text:s text:c="4"/><text:span text:style-name="T20">2</text:span><text:span text:style-name="T21">n1</text:span><text:span text:style-name="T20"> tables de pages</text:span></text:p>
      <text:p text:style-name="P27"><text:span text:style-name="T20"/></text:p>
      <text:p text:style-name="P27"><text:span text:style-name="T20"/></text:p>
      <text:p text:style-name="P27"><text:span text:style-name="T20"/></text:p>
      <text:p text:style-name="P27"><text:soft-page-break/><text:span text:style-name="T20"/></text:p>
      <text:p text:style-name="P33">4/</text:p>
      <text:p text:style-name="P33">00C0 2DF6<text:span text:style-name="T16">(16)</text:span> = <text:span text:style-name="T25">0000 0000 11</text:span><text:span text:style-name="T23">00 0000 0010</text:span> <text:span text:style-name="T20">1101 1111 0110</text:span><text:span text:style-name="T16">(2)</text:span></text:p>
      <text:p text:style-name="P35">n1 : 10 bits <text:span text:style-name="T26">= 3</text:span><text:span text:style-name="T17">(10)</text:span></text:p>
      <text:p text:style-name="P36">n2 : 10 bits <text:span text:style-name="T26">= 2</text:span><text:span text:style-name="T17">(10)</text:span></text:p>
      <text:p text:style-name="P34">C’est la table de pages qui est à l’adresse 0A7C 005A</text:p>
      <text:p text:style-name="P34"/>
      <text:p text:style-name="P34">5/</text:p>
      <text:p text:style-name="P34">10<text:span text:style-name="T16">(2)</text:span> = 2<text:span text:style-name="T16">(10)</text:span></text:p>
      <text:p text:style-name="P34">07F93 DF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5:27:23.133080586</meta:creation-date>
    <dc:date>2019-10-07T16:57:03.652062654</dc:date>
    <meta:editing-duration>PT36M3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74" meta:word-count="372" meta:character-count="1685" meta:non-whitespace-character-count="1352"/>
  </office:meta>
</office:document-meta>
</file>